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3aa02" officeooo:paragraph-rsid="0013aa02" style:font-weight-asian="bold" style:font-weight-complex="bold"/>
    </style:style>
    <style:style style:name="P2" style:family="paragraph" style:parent-style-name="Standard">
      <style:paragraph-properties fo:text-align="start" style:justify-single-word="false"/>
      <style:text-properties fo:font-size="14pt" fo:font-style="normal" fo:font-weight="bold" officeooo:rsid="00190fca" officeooo:paragraph-rsid="00190fca"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ize="14pt" fo:font-style="normal" fo:font-weight="bold" officeooo:rsid="001dbf80" officeooo:paragraph-rsid="001dbf80"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ize="14pt" fo:font-style="normal" fo:font-weight="bold" officeooo:rsid="0027110e" officeooo:paragraph-rsid="0027110e" style:font-style-asian="normal" style:font-weight-asian="bold" style:font-style-complex="normal" style:font-weight-complex="bold"/>
    </style:style>
    <style:style style:name="P5" style:family="paragraph" style:parent-style-name="Standard" style:list-style-name="L5">
      <style:paragraph-properties fo:text-align="start" style:justify-single-word="false"/>
      <style:text-properties fo:font-size="14pt" fo:font-style="normal" fo:font-weight="normal" officeooo:rsid="00282ff7" officeooo:paragraph-rsid="00282ff7"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ize="16pt" officeooo:rsid="0010f6b8" officeooo:paragraph-rsid="0010f6b8"/>
    </style:style>
    <style:style style:name="P7" style:family="paragraph" style:parent-style-name="Standard" style:list-style-name="L1">
      <style:paragraph-properties fo:text-align="start" style:justify-single-word="false"/>
      <style:text-properties fo:font-size="12pt" fo:font-weight="normal" officeooo:rsid="00143901" officeooo:paragraph-rsid="00143901" style:font-weight-asian="normal" style:font-weight-complex="normal"/>
    </style:style>
    <style:style style:name="P8" style:family="paragraph" style:parent-style-name="Standard">
      <style:paragraph-properties fo:text-align="start" style:justify-single-word="false"/>
      <style:text-properties fo:font-size="12pt" fo:font-weight="normal" officeooo:rsid="002b5374" officeooo:paragraph-rsid="002b5374"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2c309d" officeooo:paragraph-rsid="002c309d" style:font-weight-asian="normal" style:font-weight-complex="normal"/>
    </style:style>
    <style:style style:name="P10" style:family="paragraph" style:parent-style-name="Standard" style:list-style-name="L7">
      <style:paragraph-properties fo:text-align="start" style:justify-single-word="false"/>
      <style:text-properties fo:font-size="12pt" fo:font-weight="normal" officeooo:rsid="002c309d" officeooo:paragraph-rsid="002c309d" style:font-weight-asian="normal" style:font-weight-complex="normal"/>
    </style:style>
    <style:style style:name="P11" style:family="paragraph" style:parent-style-name="Standard" style:list-style-name="L7">
      <style:paragraph-properties fo:text-align="start" style:justify-single-word="false"/>
      <style:text-properties fo:font-size="12pt" fo:font-weight="normal" officeooo:rsid="002c9c0d" officeooo:paragraph-rsid="002c9c0d" style:font-weight-asian="normal" style:font-weight-complex="normal"/>
    </style:style>
    <style:style style:name="P12" style:family="paragraph" style:parent-style-name="Standard" style:list-style-name="L8">
      <style:paragraph-properties fo:text-align="start" style:justify-single-word="false"/>
      <style:text-properties fo:font-size="12pt" fo:font-weight="normal" officeooo:rsid="002e8b6d" officeooo:paragraph-rsid="002e8b6d" style:font-weight-asian="normal" style:font-weight-complex="normal"/>
    </style:style>
    <style:style style:name="P13" style:family="paragraph" style:parent-style-name="Standard" style:list-style-name="L1">
      <style:paragraph-properties fo:text-align="start" style:justify-single-word="false"/>
      <style:text-properties fo:font-size="12pt" fo:font-style="normal" fo:font-weight="normal" officeooo:rsid="00148c37" officeooo:paragraph-rsid="00148c37" style:font-style-asian="normal" style:font-weight-asian="normal" style:font-style-complex="normal" style:font-weight-complex="normal"/>
    </style:style>
    <style:style style:name="P14" style:family="paragraph" style:parent-style-name="Standard" style:list-style-name="L1">
      <style:paragraph-properties fo:text-align="start" style:justify-single-word="false"/>
      <style:text-properties fo:font-size="12pt" fo:font-style="normal" fo:font-weight="normal" officeooo:rsid="00167fd6" officeooo:paragraph-rsid="00167fd6" style:font-style-asian="normal" style:font-weight-asian="normal" style:font-style-complex="normal" style:font-weight-complex="normal"/>
    </style:style>
    <style:style style:name="P15" style:family="paragraph" style:parent-style-name="Standard" style:list-style-name="L1">
      <style:paragraph-properties fo:text-align="start" style:justify-single-word="false"/>
      <style:text-properties fo:font-size="12pt" fo:font-style="normal" fo:font-weight="normal" officeooo:rsid="00167fd6" officeooo:paragraph-rsid="00178a13"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67fd6" officeooo:paragraph-rsid="00167fd6" style:font-style-asian="normal" style:font-weight-asian="normal" style:font-style-complex="normal" style:font-weight-complex="normal"/>
    </style:style>
    <style:style style:name="P17" style:family="paragraph" style:parent-style-name="Standard" style:list-style-name="L1">
      <style:paragraph-properties fo:text-align="start" style:justify-single-word="false"/>
      <style:text-properties fo:font-size="12pt" fo:font-style="normal" fo:font-weight="normal" officeooo:rsid="00178a13" officeooo:paragraph-rsid="00178a13"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78a13" officeooo:paragraph-rsid="00178a13" style:font-style-asian="normal" style:font-weight-asian="normal" style:font-style-complex="normal" style:font-weight-complex="normal"/>
    </style:style>
    <style:style style:name="P19" style:family="paragraph" style:parent-style-name="Standard" style:list-style-name="L1">
      <style:paragraph-properties fo:text-align="start" style:justify-single-word="false"/>
      <style:text-properties fo:font-size="12pt" fo:font-style="normal" fo:font-weight="normal" officeooo:rsid="0018a815" officeooo:paragraph-rsid="0018a815"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8a815" officeooo:paragraph-rsid="0018a815" style:font-style-asian="normal" style:font-weight-asian="normal" style:font-style-complex="normal" style:font-weight-complex="normal"/>
    </style:style>
    <style:style style:name="P21" style:family="paragraph" style:parent-style-name="Standard" style:list-style-name="L2">
      <style:paragraph-properties fo:text-align="start" style:justify-single-word="false"/>
      <style:text-properties fo:font-size="12pt" fo:font-style="normal" fo:font-weight="normal" officeooo:rsid="001a1e48" officeooo:paragraph-rsid="001a1e4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a1e48" officeooo:paragraph-rsid="001a1e4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030c7" officeooo:paragraph-rsid="002030c7" style:font-style-asian="normal" style:font-weight-asian="normal" style:font-style-complex="normal" style:font-weight-complex="normal"/>
    </style:style>
    <style:style style:name="P24" style:family="paragraph" style:parent-style-name="Standard" style:list-style-name="L3">
      <style:paragraph-properties fo:text-align="start" style:justify-single-word="false"/>
      <style:text-properties fo:font-size="12pt" fo:font-style="normal" fo:font-weight="normal" officeooo:rsid="00207be4" officeooo:paragraph-rsid="00207be4" style:font-style-asian="normal" style:font-weight-asian="normal" style:font-style-complex="normal" style:font-weight-complex="normal"/>
    </style:style>
    <style:style style:name="P25" style:family="paragraph" style:parent-style-name="Standard" style:list-style-name="L3">
      <style:paragraph-properties fo:text-align="start" style:justify-single-word="false"/>
      <style:text-properties fo:font-size="12pt" fo:font-style="normal" fo:font-weight="normal" officeooo:rsid="00226f34" officeooo:paragraph-rsid="00226f34" style:font-style-asian="normal" style:font-weight-asian="normal" style:font-style-complex="normal" style:font-weight-complex="normal"/>
    </style:style>
    <style:style style:name="P26" style:family="paragraph" style:parent-style-name="Standard" style:list-style-name="L3">
      <style:paragraph-properties fo:text-align="start" style:justify-single-word="false"/>
      <style:text-properties fo:font-size="12pt" fo:font-style="normal" fo:font-weight="normal" officeooo:rsid="0023896e" officeooo:paragraph-rsid="0023896e" style:font-style-asian="normal" style:font-weight-asian="normal" style:font-style-complex="normal" style:font-weight-complex="normal"/>
    </style:style>
    <style:style style:name="P27" style:family="paragraph" style:parent-style-name="Standard" style:list-style-name="L3">
      <style:paragraph-properties fo:text-align="start" style:justify-single-word="false"/>
      <style:text-properties fo:font-size="12pt" fo:font-style="normal" fo:font-weight="normal" officeooo:rsid="00252e9f" officeooo:paragraph-rsid="00252e9f"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52e9f" officeooo:paragraph-rsid="00252e9f" style:font-style-asian="normal" style:font-weight-asian="normal" style:font-style-complex="normal" style:font-weight-complex="normal"/>
    </style:style>
    <style:style style:name="P29" style:family="paragraph" style:parent-style-name="Standard" style:list-style-name="L3">
      <style:paragraph-properties fo:text-align="start" style:justify-single-word="false"/>
      <style:text-properties fo:font-size="12pt" fo:font-style="normal" fo:font-weight="normal" officeooo:rsid="00268ce7" officeooo:paragraph-rsid="00268ce7"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68ce7" officeooo:paragraph-rsid="00268ce7" style:font-style-asian="normal" style:font-weight-asian="normal" style:font-style-complex="normal" style:font-weight-complex="normal"/>
    </style:style>
    <style:style style:name="P31" style:family="paragraph" style:parent-style-name="Standard" style:list-style-name="L3">
      <style:paragraph-properties fo:text-align="start" style:justify-single-word="false"/>
      <style:text-properties fo:font-size="12pt" fo:font-style="normal" fo:font-weight="normal" officeooo:rsid="0026962d" officeooo:paragraph-rsid="0026962d"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26962d" officeooo:paragraph-rsid="0026962d" style:font-style-asian="normal" style:font-weight-asian="normal" style:font-style-complex="normal" style:font-weight-complex="normal"/>
    </style:style>
    <style:style style:name="P33" style:family="paragraph" style:parent-style-name="Standard" style:list-style-name="L8">
      <style:paragraph-properties fo:text-align="start" style:justify-single-word="false"/>
      <style:text-properties fo:font-size="12pt" fo:font-style="normal" fo:font-weight="normal" officeooo:rsid="002ea9c8" officeooo:paragraph-rsid="002ea9c8" style:font-style-asian="normal" style:font-weight-asian="normal" style:font-style-complex="normal" style:font-weight-complex="normal"/>
    </style:style>
    <style:style style:name="P34" style:family="paragraph" style:parent-style-name="Standard" style:list-style-name="L5">
      <style:paragraph-properties fo:text-align="start" style:justify-single-word="false"/>
      <style:text-properties fo:font-size="12pt" fo:font-style="italic" officeooo:rsid="002b5374" officeooo:paragraph-rsid="002b5374" style:font-style-asian="italic" style:font-style-complex="italic"/>
    </style:style>
    <style:style style:name="P35" style:family="paragraph" style:parent-style-name="Standard" style:list-style-name="L5">
      <style:paragraph-properties fo:text-align="start" style:justify-single-word="false"/>
      <style:text-properties officeooo:paragraph-rsid="002b5374"/>
    </style:style>
    <style:style style:name="P36" style:family="paragraph" style:parent-style-name="Standard" style:list-style-name="L5">
      <style:paragraph-properties fo:text-align="start" style:justify-single-word="false"/>
      <style:text-properties officeooo:rsid="002b5374" officeooo:paragraph-rsid="002b5374"/>
    </style:style>
    <style:style style:name="P37" style:family="paragraph" style:parent-style-name="Standard">
      <style:paragraph-properties fo:text-align="start" style:justify-single-word="false"/>
      <style:text-properties fo:font-weight="bold" officeooo:rsid="002b5374" officeooo:paragraph-rsid="002b5374" style:font-weight-asian="bold" style:font-weight-complex="bold"/>
    </style:style>
    <style:style style:name="T1" style:family="text">
      <style:text-properties fo:font-style="italic" style:font-style-asian="italic" style:font-style-complex="italic"/>
    </style:style>
    <style:style style:name="T2" style:family="text">
      <style:text-properties fo:font-size="10pt"/>
    </style:style>
    <style:style style:name="T3" style:family="text">
      <style:text-properties fo:font-size="10pt" fo:font-style="italic" style:font-style-asian="italic" style:font-style-complex="italic"/>
    </style:style>
    <style:style style:name="T4" style:family="text">
      <style:text-properties fo:font-size="10pt" fo:font-style="italic" officeooo:rsid="001b30a1" style:font-style-asian="italic" style:font-style-complex="italic"/>
    </style:style>
    <style:style style:name="T5" style:family="text">
      <style:text-properties fo:font-size="10pt"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2e9f85"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2pt" fo:font-style="normal" style:font-style-asian="normal" style:font-style-complex="normal"/>
    </style:style>
    <style:style style:name="T10" style:family="text">
      <style:text-properties fo:font-size="12pt" fo:font-style="italic" style:font-style-asian="italic" style:font-style-complex="italic"/>
    </style:style>
    <style:style style:name="T11" style:family="text">
      <style:text-properties officeooo:rsid="00178a13"/>
    </style:style>
    <style:style style:name="T12" style:family="text">
      <style:text-properties officeooo:rsid="001b30a1"/>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23367b"/>
    </style:style>
    <style:style style:name="T16" style:family="text">
      <style:text-properties fo:font-size="14pt" fo:font-style="normal" style:font-style-asian="normal" style:font-style-complex="normal"/>
    </style:style>
    <style:style style:name="T17" style:family="text">
      <style:text-properties fo:font-size="14pt" fo:font-style="normal" fo:font-weight="normal" style:font-style-asian="normal" style:font-weight-asian="normal" style:font-style-complex="normal" style:font-weight-complex="normal"/>
    </style:style>
    <style:style style:name="T18" style:family="text">
      <style:text-properties fo:font-size="14pt" fo:font-style="normal" fo:font-weight="normal" officeooo:rsid="002b5374" style:font-style-asian="normal" style:font-weight-asian="normal" style:font-style-complex="normal" style:font-weight-complex="normal"/>
    </style:style>
    <style:style style:name="T19" style:family="text">
      <style:text-properties officeooo:rsid="00297ff1"/>
    </style:style>
    <style:style style:name="T20" style:family="text">
      <style:text-properties officeooo:rsid="002b5374"/>
    </style:style>
    <style:style style:name="T21" style:family="text">
      <style:text-properties officeooo:rsid="002f0b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ails - ActiveRecord - Associations</text:p>
      <text:p text:style-name="P6"/>
      <text:p text:style-name="P1">Foreign Keys and Class Names</text:p>
      <text:list xml:id="list718799572" text:style-name="L1">
        <text:list-item>
          <text:p text:style-name="P7">When creating associations, Rails makes two major assumptions.</text:p>
          <text:list>
            <text:list-item>
              <text:p text:style-name="P7">The class of your model your association points to is based directly off of the name of the association.</text:p>
            </text:list-item>
            <text:list-item>
              <text:p text:style-name="P7">The foreign key in any <text:span text:style-name="T3">belongs_to</text:span><text:span text:style-name="T5"> </text:span><text:span text:style-name="T6">relationship will be called: </text:span><text:span text:style-name="T3">yourassociationname_id</text:span></text:p>
              <text:list>
                <text:list-item>
                  <text:p text:style-name="P13">You will need to let Rails know what kind of class to look for and which foreign key to use, if not following convention.</text:p>
                </text:list-item>
              </text:list>
            </text:list-item>
          </text:list>
        </text:list-item>
        <text:list-item>
          <text:p text:style-name="P13">When there are two types of the same class for an association (2 users having the same post), You will need two separate foreign keys in the related table. (posts table)</text:p>
          <text:list>
            <text:list-item>
              <text:p text:style-name="P13">There will be two foreign keys: <text:span text:style-name="T3">author_id</text:span> and <text:span text:style-name="T3">editor_id</text:span></text:p>
            </text:list-item>
            <text:list-item>
              <text:p text:style-name="P14">To specify the class your association should point to, use the following option: <text:span text:style-name="T3">:class_name</text:span></text:p>
              <text:list>
                <text:list-item>
                  <text:p text:style-name="P15">Example: <text:span text:style-name="T11">Modified belongs_to associations</text:span></text:p>
                </text:list-item>
                <text:list-item>
                  <text:p text:style-name="P15"><text:span text:style-name="T3">belongs_to :author, class_name: 'User'</text:span></text:p>
                </text:list-item>
              </text:list>
            </text:list-item>
          </text:list>
        </text:list-item>
      </text:list>
      <text:p text:style-name="P16"/>
      <text:list xml:id="list164940528602610" text:continue-numbering="true" text:style-name="L1">
        <text:list-item>
          <text:p text:style-name="P17">The association can also be modified on the owner table to differentiate types of association such as having: <text:span text:style-name="T3">authored_posts </text:span>and <text:span text:style-name="T3">edited_posts</text:span></text:p>
          <text:list>
            <text:list-item>
              <text:p text:style-name="P17">Example: Modified has_many associations</text:p>
              <text:list>
                <text:list-item>
                  <text:p text:style-name="P17"><text:span text:style-name="T3">has_many :authored_posts, foreign_key: 'author_id', class_name: 'Post'</text:span></text:p>
                </text:list-item>
                <text:list-item>
                  <text:p text:style-name="P17"><text:span text:style-name="T3">has_many :edited_posts, foreign_key: 'editor_id', class_name: 'Post'</text:span></text:p>
                </text:list-item>
              </text:list>
            </text:list-item>
          </text:list>
        </text:list-item>
      </text:list>
      <text:p text:style-name="P18"/>
      <text:list xml:id="list164940322564848" text:continue-numbering="true" text:style-name="L1">
        <text:list-item>
          <text:p text:style-name="P19">Assume that Rails is looking for the foreign key named after the association in the table that is also named after the association.</text:p>
        </text:list-item>
      </text:list>
      <text:p text:style-name="P20"/>
      <text:p text:style-name="P2">Source</text:p>
      <text:list xml:id="list2479561166" text:style-name="L2">
        <text:list-item>
          <text:p text:style-name="P21">When using <text:span text:style-name="T3">has_many, through: </text:span>associations (Using a 'through' table as a go-between for two models that have a many-to-many relationship), you will need to specify a source.</text:p>
          <text:list>
            <text:list-item>
              <text:p text:style-name="P21">These associations are used when a model has multiple associations with another model.</text:p>
              <text:p text:style-name="P21"/>
            </text:list-item>
          </text:list>
        </text:list-item>
        <text:list-item>
          <text:p text:style-name="P21">Rails uses the name of the association in the <text:span text:style-name="T1">through</text:span> table with <text:span text:style-name="T3">has_many through: </text:span>associations.</text:p>
          <text:list>
            <text:list-item>
              <text:p text:style-name="P21">If it does not follow convention, use the option: <text:span text:style-name="T3">:source </text:span>to specify which association to point to.</text:p>
            </text:list-item>
          </text:list>
        </text:list-item>
      </text:list>
      <text:p text:style-name="P23"/>
      <text:list xml:id="list164940041722580" text:continue-numbering="true" text:style-name="L2">
        <text:list-item>
          <text:p text:style-name="P21">The <text:span text:style-name="T3">:source </text:span>option <text:span text:style-name="T12">is like </text:span><text:span text:style-name="T4">:class_name </text:span><text:span text:style-name="T12">but for associations in the 'through' table.</text:span></text:p>
        </text:list-item>
      </text:list>
      <text:p text:style-name="P22"/>
      <text:p text:style-name="P3">Polymorphic Associations</text:p>
      <text:list xml:id="list1434626745" text:style-name="L3">
        <text:list-item>
          <text:p text:style-name="P24">It describes a single model that can belong to a bunch of different types of models.</text:p>
          <text:list>
            <text:list-item>
              <text:p text:style-name="P24">Example usage: A user can comment on any of the different types of things posted by other users (text, pictures, images). There will only be one single Comment model.</text:p>
            </text:list-item>
          </text:list>
        </text:list-item>
        <text:list-item>
          <text:p text:style-name="P25">The problem arises when figuring out which foreign keys refers to which type of object such as a post, video, or image.</text:p>
          <text:list>
            <text:list-item>
              <text:p text:style-name="P25">The solution is storing the foreign key <text:span text:style-name="T13">id </text:span>along with the type of model it corresponds to.<text:span text:style-name="T15"> This disambiguates what the object belongs to.</text:span></text:p>
              <text:p text:style-name="P25"/>
            </text:list-item>
          </text:list>
        </text:list-item>
        <text:list-item>
          <text:p text:style-name="P26">You have to call the foreign keys something different. A convetion is to use an abstract term for the type of action you're doing and use that to name the association.</text:p>
          <text:list>
            <text:list-item>
              <text:p text:style-name="P26">Example: commenting on something: <text:span text:style-name="T1">commentable</text:span></text:p>
              <text:list>
                <text:list-item>
                  <text:p text:style-name="P29"><text:soft-page-break/>'Commentable' will be used to refer to the association.</text:p>
                </text:list-item>
              </text:list>
            </text:list-item>
            <text:list-item>
              <text:p text:style-name="P27">The migration will have: <text:span text:style-name="T3">t.integer :commentable_id</text:span></text:p>
            </text:list-item>
          </text:list>
        </text:list-item>
      </text:list>
      <text:p text:style-name="P28"/>
      <text:list xml:id="list164938782049272" text:continue-numbering="true" text:style-name="L3">
        <text:list-item>
          <text:p text:style-name="P29">You have to tell Rails that the model is polymorphic with: <text:span text:style-name="T3">polymorphic: true</text:span></text:p>
          <text:list>
            <text:list-item>
              <text:p text:style-name="P31">When a model is polymorphic, Rails will check for a <text:span text:style-name="T1">name-able_type</text:span> column.</text:p>
            </text:list-item>
          </text:list>
        </text:list-item>
      </text:list>
      <text:p text:style-name="P30"><text:span text:style-name="T9"/></text:p>
      <text:list xml:id="list164939485660207" text:continue-numbering="true" text:style-name="L3">
        <text:list-item>
          <text:p text:style-name="P31">On the other end of the association, you need to specify the association on every model that <text:span text:style-name="T3">has_many</text:span> of the polymorphic model.</text:p>
          <text:list>
            <text:list-item>
              <text:p text:style-name="P31">example: <text:span text:style-name="T3">has_many :comments, as: :commentable</text:span></text:p>
            </text:list-item>
          </text:list>
        </text:list-item>
      </text:list>
      <text:p text:style-name="P32"/>
      <text:p text:style-name="P4">Self Joins</text:p>
      <text:list xml:id="list31763373" text:style-name="L5">
        <text:list-item>
          <text:p text:style-name="P5">Self joining is useful when you have relationships between the same type of model. (Users who belongs to another user)</text:p>
        </text:list-item>
        <text:list-item>
          <text:p text:style-name="P5">You will need to specify in your <text:span text:style-name="T10">has_many</text:span> association<text:span text:style-name="T19"> </text:span><text:span text:style-name="T20">what the name of the foreign key will be.</text:span></text:p>
          <text:list>
            <text:list-item>
              <text:p text:style-name="P35"><text:span text:style-name="T18">Example: Self Join</text:span></text:p>
              <text:list>
                <text:list-header>
                  <text:p text:style-name="P34"><text:span text:style-name="T14">class Employee &lt; ActiveRecord::Base</text:span></text:p>
                  <text:list>
                    <text:list-header>
                      <text:p text:style-name="P34"><text:span text:style-name="T14">has_many :subordinates, class_name: 'Employee', foreign_key: 'manager_id'</text:span></text:p>
                    </text:list-header>
                    <text:list-item>
                      <text:p text:style-name="P34"><text:span text:style-name="T14">belongs_to :manager, class_name: 'Employee'</text:span></text:p>
                    </text:list-item>
                  </text:list>
                </text:list-header>
              </text:list>
              <text:p text:style-name="P36"><text:span text:style-name="T17"/></text:p>
            </text:list-item>
          </text:list>
        </text:list-item>
      </text:list>
      <text:p text:style-name="P37"><text:span text:style-name="T16">Handy Methods</text:span></text:p>
      <text:p text:style-name="P8"><text:span text:style-name="T6"/></text:p>
      <text:p text:style-name="P9"><text:span text:style-name="T6"><text:tab/></text:span><text:span text:style-name="T8">Creating Association Objects</text:span></text:p>
      <text:list xml:id="list3588385652" text:style-name="L7">
        <text:list-item>
          <text:p text:style-name="P10"><text:span text:style-name="T6">You can use #new or #create when a User has </text:span><text:span text:style-name="T3">has_many</text:span><text:span text:style-name="T6"> and the other model has </text:span><text:span text:style-name="T3">belongs_to</text:span><text:span text:style-name="T6">.</text:span></text:p>
        </text:list-item>
        <text:list-item>
          <text:p text:style-name="P11"><text:span text:style-name="T6">Another way to create a new object and associate it is with the shovel operator.</text:span></text:p>
          <text:list>
            <text:list-item>
              <text:p text:style-name="P11"><text:span text:style-name="T6">Example: </text:span><text:span text:style-name="T3">post =Post.new | user.posts &lt;&lt; post</text:span></text:p>
              <text:p text:style-name="P11"><text:span text:style-name="T3"/></text:p>
            </text:list-item>
          </text:list>
        </text:list-item>
      </text:list>
      <text:p text:style-name="P9"><text:span text:style-name="T8"><text:tab/>Destroying Dependents</text:span></text:p>
      <text:list xml:id="list3204529053" text:style-name="L8">
        <text:list-item>
          <text:p text:style-name="P12"><text:span text:style-name="T6">Add the option: </text:span><text:span text:style-name="T3">:dependent</text:span><text:span text:style-name="T6"> to the association for the mode</text:span><text:span text:style-name="T7">l to delete associated items when the primary item is deleted.</text:span></text:p>
          <text:list>
            <text:list-item>
              <text:p text:style-name="P12"><text:span text:style-name="T6">Example: </text:span><text:span text:style-name="T3">has_many :posts, dependent: :destroy</text:span></text:p>
            </text:list-item>
          </text:list>
        </text:list-item>
        <text:list-item>
          <text:p text:style-name="P33">This will run the destroy m<text:span text:style-name="T21">et</text:span>hod on all objects that belong to that user when the user is deleted.</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55" meta:word-count="670" meta:character-count="3969" meta:non-whitespace-character-count="3395"/>
  </office:meta>
</office:document-meta>
</file>